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</table:table-row>
        <table:table-row table:style-name="ro1">
          <table:table-cell office:value-type="float" office:value="0.631273111463286" calcext:value-type="float">
            <text:p>0.631273111463286</text:p>
          </table:table-cell>
          <table:table-cell office:value-type="float" office:value="219804.039459998" calcext:value-type="float">
            <text:p>219804.039459998</text:p>
          </table:table-cell>
          <table:table-cell office:value-type="float" office:value="0.116957210776545" calcext:value-type="float">
            <text:p>0.116957210776545</text:p>
          </table:table-cell>
          <table:table-cell office:value-type="float" office:value="36087.36822" calcext:value-type="float">
            <text:p>36087.36822</text:p>
          </table:table-cell>
          <table:table-cell office:value-type="float" office:value="0.030216587427364" calcext:value-type="float">
            <text:p>0.030216587427364</text:p>
          </table:table-cell>
          <table:table-cell office:value-type="float" office:value="8924.59128000001" calcext:value-type="float">
            <text:p>8924.59128000001</text:p>
          </table:table-cell>
          <table:table-cell office:value-type="float" office:value="0.0210248283148442" calcext:value-type="float">
            <text:p>0.021024828314844</text:p>
          </table:table-cell>
          <table:table-cell office:value-type="float" office:value="6192.72048000001" calcext:value-type="float">
            <text:p>6192.72048000001</text:p>
          </table:table-cell>
          <table:table-cell office:value-type="float" office:value="0.0731114632857898" calcext:value-type="float">
            <text:p>0.07311146328579</text:p>
          </table:table-cell>
          <table:table-cell office:value-type="float" office:value="23345.44658" calcext:value-type="float">
            <text:p>23345.44658</text:p>
          </table:table-cell>
          <table:table-cell office:value-type="float" office:value="0.0674062334918119" calcext:value-type="float">
            <text:p>0.067406233491812</text:p>
          </table:table-cell>
          <table:table-cell office:value-type="float" office:value="19733.78088" calcext:value-type="float">
            <text:p>19733.78088</text:p>
          </table:table-cell>
          <table:table-cell office:value-type="float" office:value="0.00158478605388273" calcext:value-type="float">
            <text:p>0.001584786053883</text:p>
          </table:table-cell>
          <table:table-cell office:value-type="float" office:value="507.99078" calcext:value-type="float">
            <text:p>507.99078</text:p>
          </table:table-cell>
          <table:table-cell office:value-type="float" office:value="0.0238774432118331" calcext:value-type="float">
            <text:p>0.023877443211833</text:p>
          </table:table-cell>
          <table:table-cell office:value-type="float" office:value="7027.73072000001" calcext:value-type="float">
            <text:p>7027.73072000001</text:p>
          </table:table-cell>
        </table:table-row>
        <table:table-row table:style-name="ro1">
          <table:table-cell office:value-type="float" office:value="0.576545166402536" calcext:value-type="float">
            <text:p>0.576545166402536</text:p>
          </table:table-cell>
          <table:table-cell office:value-type="float" office:value="193228.99116" calcext:value-type="float">
            <text:p>193228.99116</text:p>
          </table:table-cell>
          <table:table-cell office:value-type="float" office:value="0.146962493396725" calcext:value-type="float">
            <text:p>0.146962493396725</text:p>
          </table:table-cell>
          <table:table-cell office:value-type="float" office:value="46600.51382" calcext:value-type="float">
            <text:p>46600.51382</text:p>
          </table:table-cell>
          <table:table-cell office:value-type="float" office:value="0.10121500264131" calcext:value-type="float">
            <text:p>0.10121500264131</text:p>
          </table:table-cell>
          <table:table-cell office:value-type="float" office:value="30896.71216" calcext:value-type="float">
            <text:p>30896.71216</text:p>
          </table:table-cell>
          <table:table-cell office:value-type="float" office:value="0.135023771790808" calcext:value-type="float">
            <text:p>0.135023771790808</text:p>
          </table:table-cell>
          <table:table-cell office:value-type="float" office:value="41545.9963800001" calcext:value-type="float">
            <text:p>41545.9963800001</text:p>
          </table:table-cell>
          <table:table-cell office:value-type="float" office:value="0.13365029054411" calcext:value-type="float">
            <text:p>0.13365029054411</text:p>
          </table:table-cell>
          <table:table-cell office:value-type="float" office:value="41825.87794" calcext:value-type="float">
            <text:p>41825.87794</text:p>
          </table:table-cell>
          <table:table-cell office:value-type="float" office:value="0.0945589012150026" calcext:value-type="float">
            <text:p>0.094558901215003</text:p>
          </table:table-cell>
          <table:table-cell office:value-type="float" office:value="27936.8584000001" calcext:value-type="float">
            <text:p>27936.8584000001</text:p>
          </table:table-cell>
          <table:table-cell office:value-type="float" office:value="0.0675118858954041" calcext:value-type="float">
            <text:p>0.067511885895404</text:p>
          </table:table-cell>
          <table:table-cell office:value-type="float" office:value="20966.62624" calcext:value-type="float">
            <text:p>20966.62624</text:p>
          </table:table-cell>
          <table:table-cell office:value-type="float" office:value="0.0976228209191759" calcext:value-type="float">
            <text:p>0.097622820919176</text:p>
          </table:table-cell>
          <table:table-cell office:value-type="float" office:value="29577.69684" calcext:value-type="float">
            <text:p>29577.69684</text:p>
          </table:table-cell>
        </table:table-row>
        <table:table-row table:style-name="ro1">
          <table:table-cell office:value-type="float" office:value="0.495509772847332" calcext:value-type="float">
            <text:p>0.495509772847332</text:p>
          </table:table-cell>
          <table:table-cell office:value-type="float" office:value="173328.349079999" calcext:value-type="float">
            <text:p>173328.349079999</text:p>
          </table:table-cell>
          <table:table-cell office:value-type="float" office:value="0.245324881141046" calcext:value-type="float">
            <text:p>0.245324881141046</text:p>
          </table:table-cell>
          <table:table-cell office:value-type="float" office:value="78817.05034" calcext:value-type="float">
            <text:p>78817.05034</text:p>
          </table:table-cell>
          <table:table-cell office:value-type="float" office:value="0.108821975699947" calcext:value-type="float">
            <text:p>0.108821975699947</text:p>
          </table:table-cell>
          <table:table-cell office:value-type="float" office:value="33121.12264" calcext:value-type="float">
            <text:p>33121.12264</text:p>
          </table:table-cell>
          <table:table-cell office:value-type="float" office:value="0.103222398309562" calcext:value-type="float">
            <text:p>0.103222398309562</text:p>
          </table:table-cell>
          <table:table-cell office:value-type="float" office:value="32165.47952" calcext:value-type="float">
            <text:p>32165.47952</text:p>
          </table:table-cell>
          <table:table-cell office:value-type="float" office:value="0.0992076069730586" calcext:value-type="float">
            <text:p>0.099207606973059</text:p>
          </table:table-cell>
          <table:table-cell office:value-type="float" office:value="31719.30366" calcext:value-type="float">
            <text:p>31719.30366</text:p>
          </table:table-cell>
          <table:table-cell office:value-type="float" office:value="0.109984152139461" calcext:value-type="float">
            <text:p>0.109984152139461</text:p>
          </table:table-cell>
          <table:table-cell office:value-type="float" office:value="33181.0519400002" calcext:value-type="float">
            <text:p>33181.0519400002</text:p>
          </table:table-cell>
          <table:table-cell office:value-type="float" office:value="0.0848388800845219" calcext:value-type="float">
            <text:p>0.084838880084522</text:p>
          </table:table-cell>
          <table:table-cell office:value-type="float" office:value="26682.05194" calcext:value-type="float">
            <text:p>26682.05194</text:p>
          </table:table-cell>
          <table:table-cell office:value-type="float" office:value="0.0987849973586899" calcext:value-type="float">
            <text:p>0.09878499735869</text:p>
          </table:table-cell>
          <table:table-cell office:value-type="float" office:value="31545.7940400001" calcext:value-type="float">
            <text:p>31545.7940400001</text:p>
          </table:table-cell>
        </table:table-row>
        <table:table-row table:style-name="ro1">
          <table:table-cell office:value-type="float" office:value="0.615108293713682" calcext:value-type="float">
            <text:p>0.615108293713682</text:p>
          </table:table-cell>
          <table:table-cell office:value-type="float" office:value="218248.19854" calcext:value-type="float">
            <text:p>218248.19854</text:p>
          </table:table-cell>
          <table:table-cell office:value-type="float" office:value="0.201373481246698" calcext:value-type="float">
            <text:p>0.201373481246698</text:p>
          </table:table-cell>
          <table:table-cell office:value-type="float" office:value="65936.2195399997" calcext:value-type="float">
            <text:p>65936.2195399997</text:p>
          </table:table-cell>
          <table:table-cell office:value-type="float" office:value="0.0624405705229794" calcext:value-type="float">
            <text:p>0.062440570522979</text:p>
          </table:table-cell>
          <table:table-cell office:value-type="float" office:value="19355.98268" calcext:value-type="float">
            <text:p>19355.98268</text:p>
          </table:table-cell>
          <table:table-cell office:value-type="float" office:value="0.100686740623349" calcext:value-type="float">
            <text:p>0.100686740623349</text:p>
          </table:table-cell>
          <table:table-cell office:value-type="float" office:value="32599.03118" calcext:value-type="float">
            <text:p>32599.03118</text:p>
          </table:table-cell>
          <table:table-cell office:value-type="float" office:value="0.0830427892234548" calcext:value-type="float">
            <text:p>0.083042789223455</text:p>
          </table:table-cell>
          <table:table-cell office:value-type="float" office:value="25891.37644" calcext:value-type="float">
            <text:p>25891.37644</text:p>
          </table:table-cell>
          <table:table-cell office:value-type="float" office:value="0.163232963549921" calcext:value-type="float">
            <text:p>0.163232963549921</text:p>
          </table:table-cell>
          <table:table-cell office:value-type="float" office:value="50339.4008799999" calcext:value-type="float">
            <text:p>50339.4008799999</text:p>
          </table:table-cell>
          <table:table-cell office:value-type="float" office:value="0.0676175382989963" calcext:value-type="float">
            <text:p>0.067617538298996</text:p>
          </table:table-cell>
          <table:table-cell office:value-type="float" office:value="21381.42524" calcext:value-type="float">
            <text:p>21381.42524</text:p>
          </table:table-cell>
          <table:table-cell office:value-type="float" office:value="0.124881141045959" calcext:value-type="float">
            <text:p>0.124881141045959</text:p>
          </table:table-cell>
          <table:table-cell office:value-type="float" office:value="39754.84956" calcext:value-type="float">
            <text:p>39754.84956</text:p>
          </table:table-cell>
        </table:table-row>
        <table:table-row table:style-name="ro1">
          <table:table-cell office:value-type="float" office:value="0.506180665610143" calcext:value-type="float">
            <text:p>0.506180665610143</text:p>
          </table:table-cell>
          <table:table-cell office:value-type="float" office:value="177815.61818" calcext:value-type="float">
            <text:p>177815.61818</text:p>
          </table:table-cell>
          <table:table-cell office:value-type="float" office:value="0.171685155837295" calcext:value-type="float">
            <text:p>0.171685155837295</text:p>
          </table:table-cell>
          <table:table-cell office:value-type="float" office:value="55264.2736999997" calcext:value-type="float">
            <text:p>55264.2736999997</text:p>
          </table:table-cell>
          <table:table-cell office:value-type="float" office:value="0.0964606444796619" calcext:value-type="float">
            <text:p>0.096460644479662</text:p>
          </table:table-cell>
          <table:table-cell office:value-type="float" office:value="29609.46338" calcext:value-type="float">
            <text:p>29609.46338</text:p>
          </table:table-cell>
          <table:table-cell office:value-type="float" office:value="0.163761225567882" calcext:value-type="float">
            <text:p>0.163761225567882</text:p>
          </table:table-cell>
          <table:table-cell office:value-type="float" office:value="52095.4358199998" calcext:value-type="float">
            <text:p>52095.4358199998</text:p>
          </table:table-cell>
          <table:table-cell office:value-type="float" office:value="0.189857369255151" calcext:value-type="float">
            <text:p>0.189857369255151</text:p>
          </table:table-cell>
          <table:table-cell office:value-type="float" office:value="57671.5445999993" calcext:value-type="float">
            <text:p>57671.5445999993</text:p>
          </table:table-cell>
          <table:table-cell office:value-type="float" office:value="0.150449022715267" calcext:value-type="float">
            <text:p>0.150449022715267</text:p>
          </table:table-cell>
          <table:table-cell office:value-type="float" office:value="44843.2896799999" calcext:value-type="float">
            <text:p>44843.2896799999</text:p>
          </table:table-cell>
          <table:table-cell office:value-type="float" office:value="0.119915478077126" calcext:value-type="float">
            <text:p>0.119915478077126</text:p>
          </table:table-cell>
          <table:table-cell office:value-type="float" office:value="38524.77326" calcext:value-type="float">
            <text:p>38524.77326</text:p>
          </table:table-cell>
          <table:table-cell office:value-type="float" office:value="0.5675647120972" calcext:value-type="float">
            <text:p>0.5675647120972</text:p>
          </table:table-cell>
          <table:table-cell office:value-type="float" office:value="190599.719399997" calcext:value-type="float">
            <text:p>190599.719399997</text:p>
          </table:table-cell>
        </table:table-row>
        <table:table-row table:style-name="ro1">
          <table:table-cell office:value-type="float" office:value="0.307554146856841" calcext:value-type="float">
            <text:p>0.307554146856841</text:p>
          </table:table-cell>
          <table:table-cell office:value-type="float" office:value="103182.53554" calcext:value-type="float">
            <text:p>103182.53554</text:p>
          </table:table-cell>
          <table:table-cell office:value-type="float" office:value="0.190174326465927" calcext:value-type="float">
            <text:p>0.190174326465927</text:p>
          </table:table-cell>
          <table:table-cell office:value-type="float" office:value="61739.4469999999" calcext:value-type="float">
            <text:p>61739.4469999999</text:p>
          </table:table-cell>
          <table:table-cell office:value-type="float" office:value="0.119704173269942" calcext:value-type="float">
            <text:p>0.119704173269942</text:p>
          </table:table-cell>
          <table:table-cell office:value-type="float" office:value="37978.40898" calcext:value-type="float">
            <text:p>37978.40898</text:p>
          </table:table-cell>
          <table:table-cell office:value-type="float" office:value="0.0920232435287903" calcext:value-type="float">
            <text:p>0.09202324352879</text:p>
          </table:table-cell>
          <table:table-cell office:value-type="float" office:value="28626.50634" calcext:value-type="float">
            <text:p>28626.50634</text:p>
          </table:table-cell>
          <table:table-cell office:value-type="float" office:value="0.214474379292129" calcext:value-type="float">
            <text:p>0.214474379292129</text:p>
          </table:table-cell>
          <table:table-cell office:value-type="float" office:value="67179.2406799993" calcext:value-type="float">
            <text:p>67179.2406799993</text:p>
          </table:table-cell>
          <table:table-cell office:value-type="float" office:value="0.195879556259905" calcext:value-type="float">
            <text:p>0.195879556259905</text:p>
          </table:table-cell>
          <table:table-cell office:value-type="float" office:value="59824.7412799999" calcext:value-type="float">
            <text:p>59824.7412799999</text:p>
          </table:table-cell>
          <table:table-cell office:value-type="float" office:value="0.176439513998943" calcext:value-type="float">
            <text:p>0.176439513998943</text:p>
          </table:table-cell>
          <table:table-cell office:value-type="float" office:value="54327.0974399995" calcext:value-type="float">
            <text:p>54327.0974399995</text:p>
          </table:table-cell>
          <table:table-cell office:value-type="float" office:value="0.0670892762810354" calcext:value-type="float">
            <text:p>0.067089276281035</text:p>
          </table:table-cell>
          <table:table-cell office:value-type="float" office:value="20773.23604" calcext:value-type="float">
            <text:p>20773.23604</text:p>
          </table:table-cell>
        </table:table-row>
        <table:table-row table:style-name="ro1">
          <table:table-cell office:value-type="float" office:value="0.756788166930798" calcext:value-type="float">
            <text:p>0.756788166930798</text:p>
          </table:table-cell>
          <table:table-cell office:value-type="float" office:value="274076.2716" calcext:value-type="float">
            <text:p>274076.2716</text:p>
          </table:table-cell>
          <table:table-cell office:value-type="float" office:value="0.225356576862124" calcext:value-type="float">
            <text:p>0.225356576862124</text:p>
          </table:table-cell>
          <table:table-cell office:value-type="float" office:value="74785.8907799994" calcext:value-type="float">
            <text:p>74785.8907799994</text:p>
          </table:table-cell>
          <table:table-cell office:value-type="float" office:value="0.102271526677232" calcext:value-type="float">
            <text:p>0.102271526677232</text:p>
          </table:table-cell>
          <table:table-cell office:value-type="float" office:value="32140.5728" calcext:value-type="float">
            <text:p>32140.5728</text:p>
          </table:table-cell>
          <table:table-cell office:value-type="float" office:value="0.120655044902272" calcext:value-type="float">
            <text:p>0.120655044902272</text:p>
          </table:table-cell>
          <table:table-cell office:value-type="float" office:value="37709.3782999999" calcext:value-type="float">
            <text:p>37709.3782999999</text:p>
          </table:table-cell>
          <table:table-cell office:value-type="float" office:value="0.0431061806656101" calcext:value-type="float">
            <text:p>0.04310618066561</text:p>
          </table:table-cell>
          <table:table-cell office:value-type="float" office:value="13054.5649" calcext:value-type="float">
            <text:p>13054.5649</text:p>
          </table:table-cell>
          <table:table-cell office:value-type="float" office:value="0.150765979926043" calcext:value-type="float">
            <text:p>0.150765979926043</text:p>
          </table:table-cell>
          <table:table-cell office:value-type="float" office:value="46511.0126999999" calcext:value-type="float">
            <text:p>46511.0126999999</text:p>
          </table:table-cell>
          <table:table-cell office:value-type="float" office:value="0.421870047543582" calcext:value-type="float">
            <text:p>0.421870047543582</text:p>
          </table:table-cell>
          <table:table-cell office:value-type="float" office:value="127741.768839998" calcext:value-type="float">
            <text:p>127741.768839998</text:p>
          </table:table-cell>
          <table:table-cell office:value-type="float" office:value="0.0852614896988906" calcext:value-type="float">
            <text:p>0.085261489698891</text:p>
          </table:table-cell>
          <table:table-cell office:value-type="float" office:value="26502.77984" calcext:value-type="float">
            <text:p>26502.77984</text:p>
          </table:table-cell>
        </table:table-row>
        <table:table-row table:style-name="ro1">
          <table:table-cell office:value-type="float" office:value="0.545483359746434" calcext:value-type="float">
            <text:p>0.545483359746434</text:p>
          </table:table-cell>
          <table:table-cell office:value-type="float" office:value="187482.838680001" calcext:value-type="float">
            <text:p>187482.838680001</text:p>
          </table:table-cell>
          <table:table-cell office:value-type="float" office:value="0.167353407290016" calcext:value-type="float">
            <text:p>0.167353407290016</text:p>
          </table:table-cell>
          <table:table-cell office:value-type="float" office:value="50874.1355399998" calcext:value-type="float">
            <text:p>50874.1355399998</text:p>
          </table:table-cell>
          <table:table-cell office:value-type="float" office:value="0.100792393026941" calcext:value-type="float">
            <text:p>0.100792393026941</text:p>
          </table:table-cell>
          <table:table-cell office:value-type="float" office:value="30876.47014" calcext:value-type="float">
            <text:p>30876.47014</text:p>
          </table:table-cell>
          <table:table-cell office:value-type="float" office:value="0.115161119915478" calcext:value-type="float">
            <text:p>0.115161119915478</text:p>
          </table:table-cell>
          <table:table-cell office:value-type="float" office:value="35223.69212" calcext:value-type="float">
            <text:p>35223.69212</text:p>
          </table:table-cell>
          <table:table-cell office:value-type="float" office:value="0.0591653460116218" calcext:value-type="float">
            <text:p>0.059165346011622</text:p>
          </table:table-cell>
          <table:table-cell office:value-type="float" office:value="17449.27604" calcext:value-type="float">
            <text:p>17449.27604</text:p>
          </table:table-cell>
          <table:table-cell office:value-type="float" office:value="0.215108293713682" calcext:value-type="float">
            <text:p>0.215108293713682</text:p>
          </table:table-cell>
          <table:table-cell office:value-type="float" office:value="66694.5303799997" calcext:value-type="float">
            <text:p>66694.5303799997</text:p>
          </table:table-cell>
          <table:table-cell office:value-type="float" office:value="0.209086106708928" calcext:value-type="float">
            <text:p>0.209086106708928</text:p>
          </table:table-cell>
          <table:table-cell office:value-type="float" office:value="61005.7395199986" calcext:value-type="float">
            <text:p>61005.7395199986</text:p>
          </table:table-cell>
          <table:table-cell office:value-type="float" office:value="0.0974115161119915" calcext:value-type="float">
            <text:p>0.097411516111992</text:p>
          </table:table-cell>
          <table:table-cell office:value-type="float" office:value="29413.79244" calcext:value-type="float">
            <text:p>29413.79244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AVERAGE([.A3:.A10])" office:value-type="float" office:value="0.554305335446382" calcext:value-type="float">
            <text:p>0.554305335446382</text:p>
          </table:table-cell>
          <table:table-cell table:formula="of:=AVERAGE([.B3:.B10])" office:value-type="float" office:value="193395.85528" calcext:value-type="float">
            <text:p>193395.85528</text:p>
          </table:table-cell>
          <table:table-cell table:formula="of:=AVERAGE([.C3:.C10])" office:value-type="float" office:value="0.183148441627047" calcext:value-type="float">
            <text:p>0.183148441627047</text:p>
          </table:table-cell>
          <table:table-cell table:formula="of:=AVERAGE([.D3:.D10])" office:value-type="float" office:value="58763.1123674998" calcext:value-type="float">
            <text:p>58763.1123674998</text:p>
          </table:table-cell>
          <table:table-cell table:formula="of:=AVERAGE([.E3:.E10])" office:value-type="float" office:value="0.0902403592181722" calcext:value-type="float">
            <text:p>0.090240359218172</text:p>
          </table:table-cell>
          <table:table-cell table:formula="of:=AVERAGE([.F3:.F10])" office:value-type="float" office:value="27862.9155075" calcext:value-type="float">
            <text:p>27862.9155075</text:p>
          </table:table-cell>
          <table:table-cell table:formula="of:=AVERAGE([.G3:.G10])" office:value-type="float" office:value="0.106444796619123" calcext:value-type="float">
            <text:p>0.106444796619123</text:p>
          </table:table-cell>
          <table:table-cell table:formula="of:=AVERAGE([.H3:.H10])" office:value-type="float" office:value="33269.7800175" calcext:value-type="float">
            <text:p>33269.7800175</text:p>
          </table:table-cell>
          <table:table-cell table:formula="of:=AVERAGE([.I3:.I10])" office:value-type="float" office:value="0.111951928156366" calcext:value-type="float">
            <text:p>0.111951928156366</text:p>
          </table:table-cell>
          <table:table-cell table:formula="of:=AVERAGE([.J3:.J10])" office:value-type="float" office:value="34767.0788549998" calcext:value-type="float">
            <text:p>34767.0788549998</text:p>
          </table:table-cell>
          <table:table-cell table:formula="of:=AVERAGE([.K3:.K10])" office:value-type="float" office:value="0.143423137876387" calcext:value-type="float">
            <text:p>0.143423137876387</text:p>
          </table:table-cell>
          <table:table-cell table:formula="of:=AVERAGE([.L3:.L10])" office:value-type="float" office:value="43633.0832675" calcext:value-type="float">
            <text:p>43633.0832675</text:p>
          </table:table-cell>
          <table:table-cell table:formula="of:=AVERAGE([.M3:.M10])" office:value-type="float" office:value="0.143608029582673" calcext:value-type="float">
            <text:p>0.143608029582673</text:p>
          </table:table-cell>
          <table:table-cell table:formula="of:=AVERAGE([.N3:.N10])" office:value-type="float" office:value="43892.1841574995" calcext:value-type="float">
            <text:p>43892.1841574995</text:p>
          </table:table-cell>
          <table:table-cell table:formula="of:=AVERAGE([.O3:.O10])" office:value-type="float" office:value="0.145311674590597" calcext:value-type="float">
            <text:p>0.145311674590597</text:p>
          </table:table-cell>
          <table:table-cell table:formula="of:=AVERAGE([.P3:.P10])" office:value-type="float" office:value="46899.4498599996" calcext:value-type="float">
            <text:p>46899.4498599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22:40:52.188941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2:04:50.779831008</meta:creation-date>
    <dc:date>2021-01-20T22:42:07.632461063</dc:date>
    <meta:editing-duration>PT2M15S</meta:editing-duration>
    <meta:editing-cycles>2</meta:editing-cycles>
    <meta:generator>LibreOffice/6.1.5.2$Linux_X86_64 LibreOffice_project/10$Build-2</meta:generator>
    <meta:document-statistic meta:table-count="1" meta:cell-count="168" meta:object-count="0"/>
  </office:meta>
</office:document-meta>
</file>